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691e" officeooo:paragraph-rsid="0010691e"/>
    </style:style>
    <style:style style:name="P2" style:family="paragraph" style:parent-style-name="Title">
      <style:text-properties officeooo:rsid="0010691e" officeooo:paragraph-rsid="0010691e"/>
    </style:style>
    <style:style style:name="T1" style:family="text">
      <style:text-properties officeooo:rsid="0010e6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PI Bus</text:p>
      <text:p text:style-name="P1"/>
      <text:p text:style-name="P1">Serial Periferal Interface (SPI) is another very commonly used serial interface for connecting digital devices. <text:span text:style-name="T1">The bus involves three wires, the Serial Clock Line (SCK) the Master In Slave Out (MISO) data line, and the Master Out Slave In (MOSI) data line. The SPI interace is a synchronous serial interface, and the clock line keeps the devices on the bus synchronized. The SPI interface allows bi-directional communications between the master and slave devices on seperate dedicated lines. Data going from the master to the slave is sent over the MOSI line. Data going from the slave to the master is sent over the MISO line. Finally, there is a line that is not, strictly speaking, part of the bus called Chip Select. Each device on the bus has its own dedicated chip select line, which is used to specify which device is currently active on the b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21S</meta:editing-duration>
    <meta:editing-cycles>3</meta:editing-cycles>
    <meta:generator>LibreOffice/5.2.1.2$Windows_x86 LibreOffice_project/31dd62db80d4e60af04904455ec9c9219178d620</meta:generator>
    <dc:date>2017-05-08T21:40:29.989000000</dc:date>
    <meta:document-statistic meta:table-count="0" meta:image-count="0" meta:object-count="0" meta:page-count="1" meta:paragraph-count="2" meta:word-count="150" meta:character-count="866" meta:non-whitespace-character-count="717"/>
    <meta:user-defined meta:name="Info 1"/>
    <meta:user-defined meta:name="Info 2"/>
    <meta:user-defined meta:name="Info 3"/>
    <meta:user-defined meta:name="Info 4"/>
  </office:meta>
</office:document-meta>
</file>